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7">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8">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9">
      <style:paragraph-properties fo:margin-top="0in" fo:margin-bottom="0in" style:contextual-spacing="false"/>
    </style:style>
    <style:style style:name="P17" style:family="paragraph" style:parent-style-name="Text_20_body" style:list-style-name="L9"/>
    <style:style style:name="P18" style:family="paragraph" style:parent-style-name="Preformatted_20_Text" style:list-style-name="L9">
      <style:paragraph-properties fo:margin-top="0in" fo:margin-bottom="0.1965in" style:contextual-spacing="false"/>
    </style:style>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0"/>
    <style:style style:name="P21" style:family="paragraph" style:parent-style-name="Preformatted_20_Text" style:list-style-name="L10"/>
    <style:style style:name="P22" style:family="paragraph" style:parent-style-name="Preformatted_20_Text" style:list-style-name="L10">
      <style:paragraph-properties fo:margin-top="0in" fo:margin-bottom="0.1965in" style:contextual-spacing="false"/>
    </style:style>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1"/>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3"/>
    <style:style style:name="P29" style:family="paragraph" style:parent-style-name="Preformatted_20_Text" style:list-style-name="L13">
      <style:paragraph-properties fo:margin-top="0in" fo:margin-bottom="0.1965in" style:contextual-spacing="false"/>
    </style:style>
    <style:style style:name="P30" style:family="paragraph" style:parent-style-name="Preformatted_20_Text" style:list-style-name="L13"/>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7">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8">
      <style:paragraph-properties fo:margin-top="0in" fo:margin-bottom="0in" style:contextual-spacing="false"/>
    </style:style>
    <style:style style:name="P40" style:family="paragraph" style:parent-style-name="Text_20_body" style:list-style-name="L18"/>
    <style:style style:name="P41" style:family="paragraph" style:parent-style-name="Text_20_body" style:list-style-name="L19">
      <style:paragraph-properties fo:margin-top="0in" fo:margin-bottom="0in" style:contextual-spacing="false"/>
    </style:style>
    <style:style style:name="P42" style:family="paragraph" style:parent-style-name="Text_20_body" style:list-style-name="L19"/>
    <style:style style:name="P43" style:family="paragraph" style:parent-style-name="Text_20_body" style:list-style-name="L20">
      <style:paragraph-properties fo:margin-top="0in" fo:margin-bottom="0in" style:contextual-spacing="false"/>
    </style:style>
    <style:style style:name="P44" style:family="paragraph" style:parent-style-name="Text_20_body" style:list-style-name="L20"/>
    <style:style style:name="P45" style:family="paragraph" style:parent-style-name="Text_20_body" style:list-style-name="L21">
      <style:paragraph-properties fo:margin-top="0in" fo:margin-bottom="0in" style:contextual-spacing="false"/>
    </style:style>
    <style:style style:name="P46" style:family="paragraph" style:parent-style-name="Text_20_body" style:list-style-name="L21"/>
    <style:style style:name="P47" style:family="paragraph" style:parent-style-name="Text_20_body" style:list-style-name="L22">
      <style:paragraph-properties fo:margin-top="0in" fo:margin-bottom="0in" style:contextual-spacing="false"/>
    </style:style>
    <style:style style:name="P48" style:family="paragraph" style:parent-style-name="Text_20_body" style:list-style-name="L22"/>
    <style:style style:name="P49" style:family="paragraph" style:parent-style-name="Text_20_body" style:list-style-name="L23">
      <style:paragraph-properties fo:margin-top="0in" fo:margin-bottom="0in" style:contextual-spacing="false"/>
    </style:style>
    <style:style style:name="P50" style:family="paragraph" style:parent-style-name="Text_20_body" style:list-style-name="L23"/>
    <style:style style:name="P51" style:family="paragraph" style:parent-style-name="Text_20_body">
      <style:text-properties officeooo:rsid="001ca4a8" officeooo:paragraph-rsid="001ca4a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p>
      <text:p text:style-name="Text_20_body"><text:span text:style-name="Strong_20_Emphasis">Application Security</text:span></text:p>
      <text:list text:style-name="L1">
        <text:list-item>
          <text:p text:style-name="P1">Identify and explain three common application security vulnerabilities. Suggest possible solutions.</text:p>
        </text:list-item>
      </text:list>
      <text:h text:style-name="Heading_20_3" text:outline-level="3">1. <text:span text:style-name="Strong_20_Emphasis">Injection Attacks (e.g., SQL Injection)</text:span></text:h>
      <text:list text:style-name="L2">
        <text:list-item>
          <text:p text:style-name="P2"><text:span text:style-name="Strong_20_Emphasis">Description</text:span>: Injection vulnerabilities occur when untrusted input is sent to an interpreter (like a database), allowing attackers to execute malicious commands or queries. For example, an attacker could bypass authentication by injecting malicious SQL into a login form. </text:p>
        </text:list-item>
        <text:list-item>
          <text:p text:style-name="P2"><text:span text:style-name="Strong_20_Emphasis">Solution</text:span>: </text:p>
          <text:list>
            <text:list-item>
              <text:p text:style-name="P2">Use <text:span text:style-name="Strong_20_Emphasis">parameterized queries</text:span> or <text:span text:style-name="Strong_20_Emphasis">prepared statements</text:span> to prevent malicious input from being interpreted as code. </text:p>
            </text:list-item>
            <text:list-item>
              <text:p text:style-name="P2">Validate and sanitize all user inputs rigorously. </text:p>
            </text:list-item>
            <text:list-item>
              <text:p text:style-name="P3">Employ web application firewalls (WAFs) to block suspicious requests. </text:p>
            </text:list-item>
          </text:list>
        </text:list-item>
      </text:list>
      <text:h text:style-name="Heading_20_3" text:outline-level="3">2. <text:span text:style-name="Strong_20_Emphasis">Cross-Site Scripting (XSS)</text:span></text:h>
      <text:list text:style-name="L3">
        <text:list-item>
          <text:p text:style-name="P4"><text:span text:style-name="Strong_20_Emphasis">Description</text:span>: XSS vulnerabilities occur when an application allows the injection of malicious scripts into web pages viewed by other users. These scripts can steal sensitive information like cookies or redirect users to malicious sites. </text:p>
        </text:list-item>
        <text:list-item>
          <text:p text:style-name="P4"><text:span text:style-name="Strong_20_Emphasis">Solution</text:span>: </text:p>
          <text:list>
            <text:list-item>
              <text:p text:style-name="P4">Encode output to ensure that any user-provided data displayed on a web page is treated as text and not executable code. </text:p>
            </text:list-item>
            <text:list-item>
              <text:p text:style-name="P4">Implement a strong Content Security Policy (CSP) to restrict which scripts can run on your website. </text:p>
            </text:list-item>
            <text:list-item>
              <text:p text:style-name="P5">Validate and sanitize user input to ensure it contains only expected data. </text:p>
            </text:list-item>
          </text:list>
        </text:list-item>
      </text:list>
      <text:h text:style-name="Heading_20_3" text:outline-level="3">3. <text:span text:style-name="Strong_20_Emphasis">Broken Authentication and Session Management</text:span></text:h>
      <text:list text:style-name="L4">
        <text:list-item>
          <text:p text:style-name="P6"><text:span text:style-name="Strong_20_Emphasis">Description</text:span>: Weak authentication mechanisms can allow attackers to impersonate other users or hijack sessions, often exploiting poor password policies or insecure session tokens. </text:p>
        </text:list-item>
        <text:list-item>
          <text:p text:style-name="P6"><text:span text:style-name="Strong_20_Emphasis">Solution</text:span>: </text:p>
          <text:list>
            <text:list-item>
              <text:p text:style-name="P6">Use strong, industry-standard authentication methods (e.g., OAuth 2.0, OpenID Connect). </text:p>
            </text:list-item>
            <text:list-item>
              <text:p text:style-name="P6">Enforce multi-factor authentication (MFA) to add an extra layer of security. </text:p>
            </text:list-item>
            <text:list-item>
              <text:p text:style-name="P7">Secure session cookies by marking them as <text:span text:style-name="Strong_20_Emphasis">Secure</text:span> and <text:span text:style-name="Strong_20_Emphasis">HttpOnly</text:span>, and implement mechanisms to prevent session fixation attacks. </text:p>
            </text:list-item>
          </text:list>
        </text:list-item>
      </text:list>
      <text:p text:style-name="Text_20_body"/>
      <text:p text:style-name="Text_20_body"/>
      <text:p text:style-name="Horizontal_20_Line"/>
      <text:p text:style-name="Text_20_body"><text:span text:style-name="Strong_20_Emphasis">7. Software Applications and Its Types</text:span></text:p>
      <text:list text:style-name="L5">
        <text:list-item>
          <text:p text:style-name="P8"><text:soft-page-break/>Identify and classify 5 applications you use daily as either <text:span text:style-name="Strong_20_Emphasis">system software</text:span> or <text:span text:style-name="Strong_20_Emphasis">application software</text:span>: </text:p>
          <text:list>
            <text:list-item>
              <text:p text:style-name="P8"><text:span text:style-name="Strong_20_Emphasis">System Software</text:span>: </text:p>
              <text:list>
                <text:list-item>
                  <text:p text:style-name="P8">Operating System (e.g., Windows, Linux, macOS). </text:p>
                </text:list-item>
              </text:list>
            </text:list-item>
            <text:list-item>
              <text:p text:style-name="P8"><text:span text:style-name="Strong_20_Emphasis">Application Software</text:span>: </text:p>
              <text:list>
                <text:list-item>
                  <text:p text:style-name="P8">Web Browser (e.g., Chrome, Firefox). </text:p>
                </text:list-item>
                <text:list-item>
                  <text:p text:style-name="P8">Word Processor (e.g., Microsoft Word, LibreOffice Writer). </text:p>
                </text:list-item>
                <text:list-item>
                  <text:p text:style-name="P8">Messaging App (e.g., WhatsApp, Slack). </text:p>
                </text:list-item>
                <text:list-item>
                  <text:p text:style-name="P9">Media Player (e.g., VLC Player). </text:p>
                </text:list-item>
              </text:list>
            </text:list-item>
          </text:list>
        </text:list-item>
      </text:list>
      <text:p text:style-name="Horizontal_20_Line"/>
      <text:p text:style-name="Text_20_body"><text:span text:style-name="Strong_20_Emphasis">8. Software Architecture</text:span></text:p>
      <text:list text:style-name="L6">
        <text:list-item>
          <text:p text:style-name="P10">Design a <text:span text:style-name="Strong_20_Emphasis">basic three-tier software architecture diagram</text:span> for a web application: </text:p>
          <text:list>
            <text:list-item>
              <text:p text:style-name="P10"><text:span text:style-name="Strong_20_Emphasis">Presentation Layer (Frontend)</text:span>: Handles user interface (e.g., HTML, CSS, JavaScript). </text:p>
            </text:list-item>
            <text:list-item>
              <text:p text:style-name="P10"><text:span text:style-name="Strong_20_Emphasis">Business Logic Layer (Backend)</text:span>: Manages business rules and logic (e.g., Python, Java). </text:p>
            </text:list-item>
            <text:list-item>
              <text:p text:style-name="P11"><text:span text:style-name="Strong_20_Emphasis">Data Access Layer</text:span>: Handles database interactions (e.g., MySQL, PostgreSQL). </text:p>
            </text:list-item>
          </text:list>
        </text:list-item>
      </text:list>
      <text:p text:style-name="Text_20_body">You can create the diagram using any diagramming tool like Microsoft PowerPoint, draw.io, or a simple pen-and-paper sketch.</text:p>
      <text:p text:style-name="Horizontal_20_Line"/>
      <text:p text:style-name="Text_20_body"><text:span text:style-name="Strong_20_Emphasis">9. Layers in Software Architecture</text:span></text:p>
      <text:list text:style-name="L7">
        <text:list-item>
          <text:p text:style-name="P12">Create a <text:span text:style-name="Strong_20_Emphasis">case study</text:span> on the functionality of the presentation, business logic, and data access layers of a given software system: </text:p>
          <text:list>
            <text:list-item>
              <text:p text:style-name="P12"><text:span text:style-name="Strong_20_Emphasis">Example</text:span>: For an e-commerce system: </text:p>
              <text:list>
                <text:list-item>
                  <text:p text:style-name="P12"><text:span text:style-name="Strong_20_Emphasis">Presentation Layer</text:span>: Displays product catalogs, search options, and user profiles. </text:p>
                </text:list-item>
                <text:list-item>
                  <text:p text:style-name="P12"><text:span text:style-name="Strong_20_Emphasis">Business Logic Layer</text:span>: Handles cart management, checkout processes, and discounts. </text:p>
                </text:list-item>
                <text:list-item>
                  <text:p text:style-name="P13"><text:span text:style-name="Strong_20_Emphasis">Data Access Layer</text:span>: Retrieves product information, processes payments, and updates user data. </text:p>
                </text:list-item>
              </text:list>
            </text:list-item>
          </text:list>
        </text:list-item>
      </text:list>
      <text:p text:style-name="Horizontal_20_Line"/>
      <text:p text:style-name="Text_20_body"><text:span text:style-name="Strong_20_Emphasis">10. Software Environments</text:span></text:p>
      <text:list text:style-name="L8">
        <text:list-item>
          <text:p text:style-name="P14">Explore different types of <text:span text:style-name="Strong_20_Emphasis">software environments</text:span> (development, testing, production). </text:p>
          <text:list>
            <text:list-item>
              <text:p text:style-name="P14"><text:span text:style-name="Strong_20_Emphasis">Development Environment</text:span>: Set up a basic environment using tools like VirtualBox or Docker. Install an IDE (e.g., Visual Studio Code) and write a "Hello World" program. </text:p>
            </text:list-item>
            <text:list-item>
              <text:p text:style-name="P14"><text:span text:style-name="Strong_20_Emphasis">Testing Environment</text:span>: Simulate user behavior and test edge cases. </text:p>
            </text:list-item>
            <text:list-item>
              <text:p text:style-name="P15"><text:span text:style-name="Strong_20_Emphasis">Production Environment</text:span>: Deploy a stable version for end-users. </text:p>
            </text:list-item>
          </text:list>
        </text:list-item>
      </text:list>
      <text:p text:style-name="Horizontal_20_Line"/>
      <text:p text:style-name="Text_20_body"><text:span text:style-name="Strong_20_Emphasis">11. Source Code</text:span></text:p>
      <text:list text:style-name="L9">
        <text:list-item>
          <text:p text:style-name="P16"><text:soft-page-break/>Write and upload your first source code file to <text:span text:style-name="Strong_20_Emphasis">GitHub</text:span>: </text:p>
          <text:list>
            <text:list-item>
              <text:p text:style-name="P16">Create a GitHub account if you don't have one. </text:p>
            </text:list-item>
            <text:list-item>
              <text:p text:style-name="P16">Initialize a repository. </text:p>
            </text:list-item>
            <text:list-item>
              <text:p text:style-name="P17">Use a programming language (e.g., Python) to write a basic program: </text:p>
              <text:p text:style-name="P18"><text:span text:style-name="Source_20_Text">print("Hello, GitHub!")</text:span></text:p>
            </text:list-item>
            <text:list-item>
              <text:p text:style-name="P17">Upload the file to your repository using Git or the GitHub interface. </text:p>
            </text:list-item>
          </text:list>
        </text:list-item>
      </text:list>
      <text:p text:style-name="Horizontal_20_Line"/>
      <text:p text:style-name="Text_20_body"><text:span text:style-name="Strong_20_Emphasis">12. GitHub and Introductions</text:span></text:p>
      <text:list text:style-name="L10">
        <text:list-item>
          <text:p text:style-name="P19">Create a <text:span text:style-name="Strong_20_Emphasis">GitHub repository</text:span>: </text:p>
          <text:list>
            <text:list-item>
              <text:p text:style-name="P19">Go to GitHub and log in. </text:p>
            </text:list-item>
            <text:list-item>
              <text:p text:style-name="P19">Click <text:span text:style-name="Strong_20_Emphasis">"New"</text:span> to create a repository. </text:p>
            </text:list-item>
            <text:list-item>
              <text:p text:style-name="P20">Add a <text:span text:style-name="Source_20_Text">README.md</text:span> file to document how to commit and push code changes: </text:p>
              <text:p text:style-name="P21"><text:span text:style-name="Source_20_Text"># My Repository <text:s/></text:span></text:p>
              <text:p text:style-name="P22"><text:span text:style-name="Source_20_Text">This repository contains basic programs. <text:s/></text:span></text:p>
            </text:list-item>
            <text:list-item>
              <text:p text:style-name="P20">Push code using the following commands in the terminal: </text:p>
              <text:p text:style-name="P21"><text:span text:style-name="Source_20_Text">git add .</text:span></text:p>
              <text:p text:style-name="P21"><text:span text:style-name="Source_20_Text">git commit -m "Initial commit"</text:span></text:p>
              <text:p text:style-name="P22"><text:span text:style-name="Source_20_Text">git push origin main</text:span></text:p>
            </text:list-item>
          </text:list>
        </text:list-item>
      </text:list>
      <text:p text:style-name="Horizontal_20_Line"/>
      <text:p text:style-name="Text_20_body"><text:span text:style-name="Strong_20_Emphasis">13. Student Account in GitHub</text:span></text:p>
      <text:list text:style-name="L11">
        <text:list-item>
          <text:p text:style-name="P23">Create a <text:span text:style-name="Strong_20_Emphasis">student account</text:span> on GitHub: </text:p>
          <text:list>
            <text:list-item>
              <text:p text:style-name="P23">Visit <text:a xlink:type="simple" xlink:href="https://education.github.com/pack" text:style-name="Internet_20_link" text:visited-style-name="Visited_20_Internet_20_Link">GitHub Student Developer Pack</text:a>. </text:p>
            </text:list-item>
            <text:list-item>
              <text:p text:style-name="P23">Sign up using your student credentials. </text:p>
            </text:list-item>
            <text:list-item>
              <text:p text:style-name="P24">Collaborate on a small project with a classmate by forking a repository or creating branches. </text:p>
            </text:list-item>
          </text:list>
        </text:list-item>
      </text:list>
      <text:p text:style-name="Horizontal_20_Line"/>
      <text:p text:style-name="Text_20_body"><text:span text:style-name="Strong_20_Emphasis">14. Types of Software</text:span></text:p>
      <text:list text:style-name="L12">
        <text:list-item>
          <text:p text:style-name="P25">Create a list of <text:span text:style-name="Strong_20_Emphasis">software you use regularly</text:span> and classify them: </text:p>
          <text:list>
            <text:list-item>
              <text:p text:style-name="P25"><text:span text:style-name="Strong_20_Emphasis">System Software</text:span>: </text:p>
              <text:list>
                <text:list-item>
                  <text:p text:style-name="P25">Operating System. </text:p>
                </text:list-item>
              </text:list>
            </text:list-item>
            <text:list-item>
              <text:p text:style-name="P25"><text:span text:style-name="Strong_20_Emphasis">Application Software</text:span>: </text:p>
              <text:list>
                <text:list-item>
                  <text:p text:style-name="P25">Web Browsers (Chrome). </text:p>
                </text:list-item>
                <text:list-item>
                  <text:p text:style-name="P25">Messaging Tools (WhatsApp). </text:p>
                </text:list-item>
              </text:list>
            </text:list-item>
            <text:list-item>
              <text:p text:style-name="P25"><text:span text:style-name="Strong_20_Emphasis">Utility Software</text:span>: </text:p>
              <text:list>
                <text:list-item>
                  <text:p text:style-name="P25">Antivirus Software. </text:p>
                </text:list-item>
                <text:list-item>
                  <text:p text:style-name="P26">Disk Cleanup Tools. </text:p>
                </text:list-item>
              </text:list>
            </text:list-item>
          </text:list>
        </text:list-item>
      </text:list>
      <text:p text:style-name="Horizontal_20_Line"/>
      <text:p text:style-name="Text_20_body"><text:soft-page-break/><text:span text:style-name="Strong_20_Emphasis">15. Git and GitHub Training</text:span></text:p>
      <text:list text:style-name="L13">
        <text:list-item>
          <text:p text:style-name="P27">Follow a <text:span text:style-name="Strong_20_Emphasis">Git tutorial</text:span> to practice cloning, branching, and merging repositories: </text:p>
          <text:list>
            <text:list-item>
              <text:p text:style-name="P28"><text:span text:style-name="Strong_20_Emphasis">Clone</text:span>: </text:p>
              <text:p text:style-name="P29"><text:span text:style-name="Source_20_Text">git clone &lt;repository_url&gt;</text:span></text:p>
            </text:list-item>
            <text:list-item>
              <text:p text:style-name="P28"><text:span text:style-name="Strong_20_Emphasis">Branch</text:span>: </text:p>
              <text:p text:style-name="P30"><text:span text:style-name="Source_20_Text">git branch &lt;branch_name&gt;</text:span></text:p>
              <text:p text:style-name="P29"><text:span text:style-name="Source_20_Text">git checkout &lt;branch_name&gt;</text:span></text:p>
            </text:list-item>
            <text:list-item>
              <text:p text:style-name="P28"><text:span text:style-name="Strong_20_Emphasis">Merge</text:span>: </text:p>
              <text:p text:style-name="P29"><text:span text:style-name="Source_20_Text">git merge &lt;branch_name&gt;</text:span></text:p>
            </text:list-item>
          </text:list>
        </text:list-item>
      </text:list>
      <text:p text:style-name="Horizontal_20_Line"/>
      <text:p text:style-name="Text_20_body"/>
      <text:p text:style-name="Text_20_body"/>
      <text:p text:style-name="Horizontal_20_Line"/>
      <text:p text:style-name="Text_20_body"><text:span text:style-name="Strong_20_Emphasis">16. Application Software</text:span></text:p>
      <text:list text:style-name="L14">
        <text:list-item>
          <text:p text:style-name="P31">Write a report on the various types of <text:span text:style-name="Strong_20_Emphasis">application software</text:span> and how they improve productivity: </text:p>
          <text:list>
            <text:list-item>
              <text:p text:style-name="P31"><text:span text:style-name="Strong_20_Emphasis">Types</text:span>: </text:p>
              <text:list>
                <text:list-item>
                  <text:p text:style-name="P31"><text:span text:style-name="Strong_20_Emphasis">Word Processors</text:span> (e.g., LibreOffice Writer): Enhance documentation and report creation. </text:p>
                </text:list-item>
                <text:list-item>
                  <text:p text:style-name="P31"><text:span text:style-name="Strong_20_Emphasis">Spreadsheets</text:span> (e.g., Excel): Aid in organizing and analyzing data. </text:p>
                </text:list-item>
                <text:list-item>
                  <text:p text:style-name="P31"><text:span text:style-name="Strong_20_Emphasis">Presentation Software</text:span> (e.g., PowerPoint): Improve communication through visual storytelling. </text:p>
                </text:list-item>
                <text:list-item>
                  <text:p text:style-name="P31"><text:span text:style-name="Strong_20_Emphasis">Communication Tools</text:span> (e.g., Zoom): Facilitate remote collaboration. </text:p>
                </text:list-item>
                <text:list-item>
                  <text:p text:style-name="P32"><text:span text:style-name="Strong_20_Emphasis">Database Management Systems</text:span> (e.g., MySQL): Streamline data storage and retrieval. </text:p>
                </text:list-item>
              </text:list>
            </text:list-item>
          </text:list>
        </text:list-item>
      </text:list>
      <text:p text:style-name="Horizontal_20_Line"/>
      <text:p text:style-name="Text_20_body"><text:span text:style-name="Strong_20_Emphasis">17. Software Development Process</text:span></text:p>
      <text:list text:style-name="L15">
        <text:list-item>
          <text:p text:style-name="P33">Create a flowchart representing the <text:span text:style-name="Strong_20_Emphasis">Software Development Life Cycle (SDLC)</text:span>: </text:p>
          <text:list>
            <text:list-item>
              <text:p text:style-name="P33"><text:span text:style-name="Strong_20_Emphasis">Steps</text:span>: </text:p>
              <text:list>
                <text:list-item>
                  <text:p text:style-name="P33"><text:span text:style-name="Strong_20_Emphasis">Requirement Analysis</text:span>: Identify user needs. </text:p>
                </text:list-item>
                <text:list-item>
                  <text:p text:style-name="P33"><text:span text:style-name="Strong_20_Emphasis">System Design</text:span>: Plan the architecture and UI. </text:p>
                </text:list-item>
                <text:list-item>
                  <text:p text:style-name="P33"><text:span text:style-name="Strong_20_Emphasis">Development</text:span>: Write the code. </text:p>
                </text:list-item>
                <text:list-item>
                  <text:p text:style-name="P33"><text:span text:style-name="Strong_20_Emphasis">Testing</text:span>: Check for bugs and errors. </text:p>
                </text:list-item>
                <text:list-item>
                  <text:p text:style-name="P33"><text:span text:style-name="Strong_20_Emphasis">Deployment</text:span>: Release the software to users. </text:p>
                </text:list-item>
                <text:list-item>
                  <text:p text:style-name="P34"><text:span text:style-name="Strong_20_Emphasis">Maintenance</text:span>: Provide updates and fixes. </text:p>
                </text:list-item>
              </text:list>
            </text:list-item>
          </text:list>
        </text:list-item>
      </text:list>
      <text:p text:style-name="Text_20_body">Use tools like draw.io or pen and paper to create the flowchart.</text:p>
      <text:p text:style-name="Horizontal_20_Line"><text:soft-page-break/></text:p>
      <text:p text:style-name="Text_20_body"><text:span text:style-name="Strong_20_Emphasis">18. Software Requirement</text:span></text:p>
      <text:list text:style-name="L16">
        <text:list-item>
          <text:p text:style-name="P35">Write a requirement specification for a <text:span text:style-name="Strong_20_Emphasis">library management system</text:span>: </text:p>
          <text:list>
            <text:list-item>
              <text:p text:style-name="P35"><text:span text:style-name="Strong_20_Emphasis">Functional Requirements</text:span>: </text:p>
              <text:list>
                <text:list-item>
                  <text:p text:style-name="P35">Ability to add and remove books. </text:p>
                </text:list-item>
                <text:list-item>
                  <text:p text:style-name="P35">Search functionality for books by title, author, or category. </text:p>
                </text:list-item>
                <text:list-item>
                  <text:p text:style-name="P35">Track issued and returned books. </text:p>
                </text:list-item>
              </text:list>
            </text:list-item>
            <text:list-item>
              <text:p text:style-name="P35"><text:span text:style-name="Strong_20_Emphasis">Non-Functional Requirements</text:span>: </text:p>
              <text:list>
                <text:list-item>
                  <text:p text:style-name="P35">User-friendly interface. </text:p>
                </text:list-item>
                <text:list-item>
                  <text:p text:style-name="P36">Fast response time for searches. </text:p>
                </text:list-item>
              </text:list>
            </text:list-item>
          </text:list>
        </text:list-item>
      </text:list>
      <text:p text:style-name="Horizontal_20_Line"/>
      <text:p text:style-name="Text_20_body"><text:span text:style-name="Strong_20_Emphasis">19. Software Analysis</text:span></text:p>
      <text:list text:style-name="L17">
        <text:list-item>
          <text:p text:style-name="P37">Perform a <text:span text:style-name="Strong_20_Emphasis">functional analysis</text:span> for an online shopping system: </text:p>
          <text:list>
            <text:list-item>
              <text:p text:style-name="P37"><text:span text:style-name="Strong_20_Emphasis">Functions</text:span>: </text:p>
              <text:list>
                <text:list-item>
                  <text:p text:style-name="P37"><text:span text:style-name="Strong_20_Emphasis">Browse Products</text:span>: Users can search and filter items. </text:p>
                </text:list-item>
                <text:list-item>
                  <text:p text:style-name="P37"><text:span text:style-name="Strong_20_Emphasis">Add to Cart</text:span>: Items can be added or removed from the cart. </text:p>
                </text:list-item>
                <text:list-item>
                  <text:p text:style-name="P37"><text:span text:style-name="Strong_20_Emphasis">Checkout</text:span>: Securely process payments and confirm orders. </text:p>
                </text:list-item>
                <text:list-item>
                  <text:p text:style-name="P38"><text:span text:style-name="Strong_20_Emphasis">Order Tracking</text:span>: Real-time updates on delivery status. </text:p>
                </text:list-item>
              </text:list>
            </text:list-item>
          </text:list>
        </text:list-item>
      </text:list>
      <text:p text:style-name="Horizontal_20_Line"/>
      <text:p text:style-name="Text_20_body"><text:span text:style-name="Strong_20_Emphasis">20. System Design</text:span></text:p>
      <text:list text:style-name="L18">
        <text:list-item>
          <text:p text:style-name="P39">Design a basic <text:span text:style-name="Strong_20_Emphasis">system architecture</text:span> for a food delivery app: </text:p>
          <text:list>
            <text:list-item>
              <text:p text:style-name="P39"><text:span text:style-name="Strong_20_Emphasis">Components</text:span>: </text:p>
              <text:list>
                <text:list-item>
                  <text:p text:style-name="P39"><text:span text:style-name="Strong_20_Emphasis">Frontend (User Interface)</text:span>: Displays menu, location, and order tracking. </text:p>
                </text:list-item>
                <text:list-item>
                  <text:p text:style-name="P39"><text:span text:style-name="Strong_20_Emphasis">Backend (Business Logic)</text:span>: Processes orders, calculates delivery times. </text:p>
                </text:list-item>
                <text:list-item>
                  <text:p text:style-name="P40"><text:span text:style-name="Strong_20_Emphasis">Database</text:span>: Stores user data, menu details, and order history. </text:p>
                </text:list-item>
              </text:list>
            </text:list-item>
          </text:list>
        </text:list-item>
      </text:list>
      <text:p text:style-name="Horizontal_20_Line"/>
      <text:p text:style-name="Text_20_body"><text:span text:style-name="Strong_20_Emphasis">21. Software Testing</text:span></text:p>
      <text:list text:style-name="L19">
        <text:list-item>
          <text:p text:style-name="P41">Develop <text:span text:style-name="Strong_20_Emphasis">test cases</text:span> for a simple calculator program: </text:p>
          <text:list>
            <text:list-item>
              <text:p text:style-name="P41"><text:span text:style-name="Strong_20_Emphasis">Addition</text:span>: </text:p>
              <text:list>
                <text:list-item>
                  <text:p text:style-name="P41">Input: <text:span text:style-name="Source_20_Text">2 + 3</text:span>. </text:p>
                </text:list-item>
                <text:list-item>
                  <text:p text:style-name="P41">Expected Output: <text:span text:style-name="Source_20_Text">5</text:span>. </text:p>
                </text:list-item>
              </text:list>
            </text:list-item>
            <text:list-item>
              <text:p text:style-name="P41"><text:span text:style-name="Strong_20_Emphasis">Division</text:span>: </text:p>
              <text:list>
                <text:list-item>
                  <text:p text:style-name="P41">Input: <text:span text:style-name="Source_20_Text">10 ÷ 2</text:span>. </text:p>
                </text:list-item>
                <text:list-item>
                  <text:p text:style-name="P42">Expected Output: <text:span text:style-name="Source_20_Text">5</text:span>. </text:p>
                </text:list-item>
              </text:list>
            </text:list-item>
          </text:list>
        </text:list-item>
      </text:list>
      <text:p text:style-name="Text_20_body">Expand for other operations like subtraction, multiplication, and handling edge cases (e.g., dividing by zero).</text:p>
      <text:p text:style-name="Horizontal_20_Line"/>
      <text:p text:style-name="Text_20_body"><text:soft-page-break/><text:span text:style-name="Strong_20_Emphasis">22. Maintenance</text:span></text:p>
      <text:list text:style-name="L20">
        <text:list-item>
          <text:p text:style-name="P43">Document a real-world case where a software application required critical maintenance: </text:p>
          <text:list>
            <text:list-item>
              <text:p text:style-name="P43"><text:span text:style-name="Strong_20_Emphasis">Example</text:span>: A banking app faced a bug causing login failures for users. The maintenance team: </text:p>
              <text:list>
                <text:list-item>
                  <text:p text:style-name="P43">Diagnosed the issue. </text:p>
                </text:list-item>
                <text:list-item>
                  <text:p text:style-name="P43">Updated the authentication module. </text:p>
                </text:list-item>
                <text:list-item>
                  <text:p text:style-name="P44">Released a patch to fix the problem quickly. </text:p>
                </text:list-item>
              </text:list>
            </text:list-item>
          </text:list>
        </text:list-item>
      </text:list>
      <text:p text:style-name="Horizontal_20_Line"/>
      <text:p text:style-name="Text_20_body"><text:span text:style-name="Strong_20_Emphasis">23. Data Flow Diagram (DFD)</text:span></text:p>
      <text:list text:style-name="L21">
        <text:list-item>
          <text:p text:style-name="P45">Create a <text:span text:style-name="Strong_20_Emphasis">DFD</text:span> for a hospital management system: </text:p>
          <text:list>
            <text:list-item>
              <text:p text:style-name="P45"><text:span text:style-name="Strong_20_Emphasis">Entities</text:span>: </text:p>
              <text:list>
                <text:list-item>
                  <text:p text:style-name="P45">Patient, Doctor, Admin. </text:p>
                </text:list-item>
              </text:list>
            </text:list-item>
            <text:list-item>
              <text:p text:style-name="P45"><text:span text:style-name="Strong_20_Emphasis">Processes</text:span>: </text:p>
              <text:list>
                <text:list-item>
                  <text:p text:style-name="P45">Appointment Booking. </text:p>
                </text:list-item>
                <text:list-item>
                  <text:p text:style-name="P45">Patient Records Management. </text:p>
                </text:list-item>
              </text:list>
            </text:list-item>
            <text:list-item>
              <text:p text:style-name="P46">Use tools like Lucidchart to visualize this diagram. </text:p>
            </text:list-item>
          </text:list>
        </text:list-item>
      </text:list>
      <text:p text:style-name="Horizontal_20_Line"/>
      <text:p text:style-name="Text_20_body"><text:span text:style-name="Strong_20_Emphasis">24. Desktop Application</text:span></text:p>
      <text:list text:style-name="L22">
        <text:list-item>
          <text:p text:style-name="P47">Build a simple <text:span text:style-name="Strong_20_Emphasis">desktop calculator application</text:span> using a GUI library: </text:p>
          <text:list>
            <text:list-item>
              <text:p text:style-name="P48">Use a language like Python and the <text:span text:style-name="Strong_20_Emphasis">Tkinter</text:span> library to create a calculator that can perform basic operations like addition, subtraction, multiplication, and division. </text:p>
            </text:list-item>
          </text:list>
        </text:list-item>
      </text:list>
      <text:p text:style-name="Horizontal_20_Line"/>
      <text:p text:style-name="Text_20_body"><text:span text:style-name="Strong_20_Emphasis">25. Flow Chart</text:span></text:p>
      <text:list text:style-name="L23">
        <text:list-item>
          <text:p text:style-name="P49">Draw a <text:span text:style-name="Strong_20_Emphasis">flowchart</text:span> representing the logic of a basic online registration system: </text:p>
          <text:list>
            <text:list-item>
              <text:p text:style-name="P49"><text:span text:style-name="Strong_20_Emphasis">Steps</text:span>: </text:p>
              <text:list>
                <text:list-item>
                  <text:p text:style-name="P49">Start. </text:p>
                </text:list-item>
                <text:list-item>
                  <text:p text:style-name="P49">User inputs details (name, email, password). </text:p>
                </text:list-item>
                <text:list-item>
                  <text:p text:style-name="P49">Validate details. </text:p>
                </text:list-item>
                <text:list-item>
                  <text:p text:style-name="P49">If valid: Save data to the database. </text:p>
                </text:list-item>
                <text:list-item>
                  <text:p text:style-name="P49">If invalid: Display error message. </text:p>
                </text:list-item>
                <text:list-item text:start-value="4">
                  <text:p text:style-name="P50">End. </text:p>
                </text:list-item>
              </text:list>
            </text:list-item>
          </text:list>
        </text:list-item>
      </text:list>
      <text:p text:style-name="Text_20_body"/>
      <text:p text:style-name="P51">]</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10:25:01.085287500</meta:creation-date>
    <dc:date>2025-04-10T10:35:49.407584400</dc:date>
    <meta:editing-duration>PT10M50S</meta:editing-duration>
    <meta:editing-cycles>1</meta:editing-cycles>
    <meta:document-statistic meta:table-count="0" meta:image-count="0" meta:object-count="0" meta:page-count="6" meta:paragraph-count="165" meta:word-count="1268" meta:character-count="8208" meta:non-whitespace-character-count="7102"/>
    <meta:generator>LibreOffice/25.2.2.2$Windows_X86_64 LibreOffice_project/7370d4be9e3cf6031a51beef54ff3bda878e3fac</meta:generator>
  </office:meta>
</office:document-meta>
</file>